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08cf" officeooo:paragraph-rsid="000408cf"/>
    </style:style>
    <style:style style:name="P2" style:family="paragraph" style:parent-style-name="Standard">
      <style:text-properties officeooo:rsid="000435c2" officeooo:paragraph-rsid="000435c2"/>
    </style:style>
    <style:style style:name="P3" style:family="paragraph" style:parent-style-name="Standard">
      <style:text-properties officeooo:rsid="00048c9c" officeooo:paragraph-rsid="00048c9c"/>
    </style:style>
    <style:style style:name="P4" style:family="paragraph" style:parent-style-name="Standard">
      <style:text-properties officeooo:rsid="00062349" officeooo:paragraph-rsid="00062349"/>
    </style:style>
    <style:style style:name="P5" style:family="paragraph" style:parent-style-name="Standard">
      <style:text-properties officeooo:rsid="000435c2" officeooo:paragraph-rsid="000435c2"/>
    </style:style>
    <style:style style:name="T1" style:family="text">
      <style:text-properties officeooo:rsid="000435c2"/>
    </style:style>
    <style:style style:name="T2" style:family="text">
      <style:text-properties officeooo:rsid="00061c83"/>
    </style:style>
    <style:style style:name="T3" style:family="text">
      <style:text-properties officeooo:rsid="000820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¿Que es un planeta?</text:p>
      <text:p text:style-name="P1"/>
      <text:p text:style-name="P1">Hasta el año 2006 un planeta era cualquier astro <text:span text:style-name="T2">esférico</text:span> que girase alrededor de una estrella y que fuera visible debido a la luz que reflejaba.</text:p>
      <text:p text:style-name="P1">Pero en el 2006 la <text:span text:style-name="T2">Unión</text:span> <text:span text:style-name="T2">Astronómica</text:span> Internacional(UAI) <text:span text:style-name="T1">redifinio la definición de planeta.</text:span></text:p>
      <text:p text:style-name="P2">Se puede distinguir entre tres <text:span text:style-name="T3">categorías</text:span>: planetas, planetas enano y cuerpos meno<text:span text:style-name="T3">res</text:span>.</text:p>
      <text:p text:style-name="P2">Planeta: es un cuerpo celeste que esta en orbita alrededor del sol, tiene suficiente masa para su propia gravedad supere las fuerzas del cuerpo <text:span text:style-name="T3">rígido</text:span>, de manera que alcance la forma del equilibrio <text:span text:style-name="T3">hidrostático</text:span> y a limpiado su vecindario.</text:p>
      <text:p text:style-name="P2">Planeta enano: es un cuerpo celeste que está en orbita alrededor del sol tiene suficiente masa para que su propia gravedad supere la fuerzas del cuerpo <text:span text:style-name="T3">rígido</text:span>, de manera que alcance la forma del equilibrio <text:span text:style-name="T3">hidrostático</text:span>, no ha limpiado la vecindad de su orbita y no es un <text:span text:style-name="T3">satélite.</text:span></text:p>
      <text:p text:style-name="P2">El resto de lo otros objeto que orbitan alredede<text:span text:style-name="T3">or</text:span> del sol se denomina cuerpos menores.</text:p>
      <text:p text:style-name="P2"/>
      <text:p text:style-name="P2">Los planeta son ochos:</text:p>
      <text:p text:style-name="P2">- <text:span text:style-name="T3">T</text:span>errestre o <text:span text:style-name="T3">telúricos</text:span>(planetas interiores): Mercurio, Venus, Tierra y Marte.</text:p>
      <text:p text:style-name="P3">Se caracterizan por tener una gran densidad, por estar formado de rocas y compuesto <text:span text:style-name="T3">metálicos</text:span>, por tener una superficie solida y con una atmosfera poco importante o inexistente. Ademas de posee<text:span text:style-name="T3">r</text:span> pocos <text:span text:style-name="T3">satélites</text:span> comparados con los jovianos.</text:p>
      <text:p text:style-name="P2"/>
      <text:p text:style-name="P2">- Gaseoso o Jovianos(Planetas exteriores): Júpiter, Saturno, Urano y Neptuno.</text:p>
      <text:p text:style-name="P3">No posee superficie propia sino que son una enormes bolas fluidas. Esta formado esencialmente por hidrogeno y helio.</text:p>
      <text:p text:style-name="P3"/>
      <text:p text:style-name="P2">Planetas enanos:</text:p>
      <text:p text:style-name="P2">Plutón, ceres, Eris, Makemake y Haumea.</text:p>
      <text:p text:style-name="P2"/>
      <text:p text:style-name="P2">Reseña que fuera del Sistema solar tambien existen planetas, llamados planetas extrasolares o exoplanetas.</text:p>
      <text:p text:style-name="P2"/>
      <text:p text:style-name="P4">Los planetas conocidos desde la antigueda<text:span text:style-name="T3">d</text:span> fueron seis: Mercurio, venus, la tierra, Martes , <text:span text:style-name="T3">Júpiter</text:span> y <text:span text:style-name="T3">S</text:span>aturno, el resto fueron descubierto con la ayuda de telescopio a partir del siglo XVII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08:56:43.910418777</meta:creation-date>
    <dc:date>2016-01-04T15:10:15.982290856</dc:date>
    <meta:editing-duration>PT2H6M58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290" meta:character-count="1832" meta:non-whitespace-character-count="1557"/>
  </office:meta>
</office:document-meta>
</file>